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style:font-name="Calibri" officeooo:paragraph-rsid="001e1f3e" style:font-name-complex="Calibri1"/>
    </style:style>
    <style:style style:name="P4" style:family="paragraph" style:parent-style-name="Standard">
      <style:text-properties style:font-name="Calibri" officeooo:rsid="001ebf72" officeooo:paragraph-rsid="001ebf72" style:font-name-complex="Calibri1"/>
    </style:style>
    <style:style style:name="P5" style:family="paragraph" style:parent-style-name="Standard">
      <style:text-properties style:font-name="Calibri" officeooo:paragraph-rsid="001ee98e" style:font-name-complex="Calibri1"/>
    </style:style>
    <style:style style:name="P6" style:family="paragraph" style:parent-style-name="Standard">
      <style:text-properties style:font-name="Calibri" officeooo:rsid="001ee98e" officeooo:paragraph-rsid="001ee98e" style:font-name-complex="Calibri1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" style:font-name-complex="Calibri1"/>
    </style:style>
    <style:style style:name="P8" style:family="paragraph" style:parent-style-name="Standard" style:list-style-name="" style:master-page-name="Standard">
      <style:paragraph-properties fo:margin-top="0cm" fo:margin-bottom="0cm" style:contextual-spacing="false" fo:text-align="end" style:justify-single-word="false" style:page-number="auto"/>
      <style:text-properties style:font-name="Calibri" style:font-name-complex="Calibri1"/>
    </style:style>
    <style:style style:name="P9" style:family="paragraph" style:parent-style-name="Standard" style:list-style-name="">
      <style:paragraph-properties fo:margin-top="0cm" fo:margin-bottom="0cm" style:contextual-spacing="false" fo:text-align="end" style:justify-single-word="false"/>
      <style:text-properties style:font-name="Calibri" fo:language="en" fo:country="GB" style:font-name-complex="Calibri1"/>
    </style:style>
    <style:style style:name="P10" style:family="paragraph" style:parent-style-name="Standard" style:list-style-name="">
      <style:paragraph-properties fo:margin-top="0cm" fo:margin-bottom="0cm" style:contextual-spacing="false" fo:text-align="end" style:justify-single-word="false"/>
      <style:text-properties style:font-name="Calibri" style:font-name-complex="Calibri1"/>
    </style:style>
    <style:style style:name="P11" style:family="paragraph" style:parent-style-name="Standard" style:list-style-name="">
      <style:paragraph-properties fo:margin-top="0cm" fo:margin-bottom="0cm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2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3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14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15" style:family="paragraph" style:parent-style-name="Standard" style:list-style-name="">
      <style:paragraph-properties fo:margin-top="0cm" fo:margin-bottom="0cm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6" style:family="paragraph" style:parent-style-name="Standard" style:list-style-name="">
      <style:paragraph-properties fo:margin-top="0cm" fo:margin-bottom="0cm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7" style:family="paragraph" style:parent-style-name="Standard">
      <style:text-properties style:font-name="Calibri" officeooo:rsid="00218fc6" officeooo:paragraph-rsid="00218fc6" style:font-name-complex="Calibri1"/>
    </style:style>
    <style:style style:name="P18" style:family="paragraph" style:parent-style-name="Standard">
      <style:paragraph-properties fo:text-align="justify" style:justify-single-word="false"/>
      <style:text-properties style:font-name="Calibri" officeooo:rsid="00218fc6" officeooo:paragraph-rsid="00218fc6" style:font-name-complex="Calibri1"/>
    </style:style>
    <style:style style:name="P19" style:family="paragraph" style:parent-style-name="Standard">
      <style:text-properties style:font-name="Calibri" officeooo:rsid="00218fc6" officeooo:paragraph-rsid="00229556" style:font-name-complex="Calibri1"/>
    </style:style>
    <style:style style:name="P20" style:family="paragraph" style:parent-style-name="Standard">
      <style:paragraph-properties fo:text-align="justify" style:justify-single-word="false"/>
      <style:text-properties officeooo:rsid="00218fc6" officeooo:paragraph-rsid="00218fc6"/>
    </style:style>
    <style:style style:name="T1" style:family="text">
      <style:text-properties officeooo:rsid="001ea5a1"/>
    </style:style>
    <style:style style:name="T2" style:family="text">
      <style:text-properties officeooo:rsid="00200d8d"/>
    </style:style>
    <style:style style:name="T3" style:family="text">
      <style:text-properties officeooo:rsid="00218fc6"/>
    </style:style>
    <style:style style:name="T4" style:family="text">
      <style:text-properties officeooo:rsid="0022955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 text:c="44"/>University of Innsbruck<draw:frame draw:style-name="fr1" draw:name="3 Imagen" text:anchor-type="char" svg:x="0.051cm" svg:y="0cm" svg:width="2.683cm" svg:height="5.343cm" draw:z-index="0"><draw:image xlink:href="Pictures/2000002B000014CF00002957C159E008.wmf" xlink:type="simple" xlink:show="embed" xlink:actuate="onLoad"/><svg:desc>Uni_Logo_4C.eps</svg:desc></draw:frame></text:h>
      <text:h text:style-name="P9" text:outline-level="1"><text:date style:data-style-name="N79" text:date-value="2015-10-19T17:08:55.405492340">Monday 19 October 2015</text:date></text:h>
      <text:h text:style-name="P10" text:outline-level="1"/>
      <text:p text:style-name="P7"/>
      <text:h text:style-name="P11" text:outline-level="1"><text:s text:c="25"/>703128 PS/2 Web Services</text:h>
      <text:h text:style-name="P15" text:outline-level="1"><text:s text:c="18"/>Project <text:span text:style-name="T1">Preparation</text:span></text:h>
      <text:h text:style-name="P16" text:outline-level="1"/>
      <text:h text:style-name="P12" text:outline-level="1"/>
      <text:h text:style-name="P12" text:outline-level="1">Team</text:h>
      <text:p text:style-name="P2">List your team members (student name and registration number)</text:p>
      <text:p text:style-name="P19"><text:span text:style-name="T4">Bernhard Fritz</text:span>, <text:span text:style-name="T4">Gerrier Thibault</text:span>, <text:span text:style-name="T4">Raphael</text:span> <text:span text:style-name="T4">Gruber</text:span> 1217362, Philipp Häusle, Mario Zelger</text:p>
      <text:h text:style-name="P13" text:outline-level="1">Topic</text:h>
      <text:p text:style-name="P6">Touristic service packaging for <text:span text:style-name="T3">Hotel</text:span> and <text:span text:style-name="T3">Restaurant</text:span> in <text:span text:style-name="T3">Innsbruck</text:span> by using <text:span text:style-name="T3">Web</text:span></text:p>
      <text:p text:style-name="P5"/>
      <text:p text:style-name="P5"/>
      <text:h text:style-name="P12" text:outline-level="1">Identified services</text:h>
      <text:p text:style-name="P2">Enumerate the high-level services that you plan to develop or access (already existing services on the Web)</text:p>
      <text:p text:style-name="P2"/>
      <text:p text:style-name="P2"/>
      <text:h text:style-name="P14" text:outline-level="1">Possible packaging solution</text:h>
      <text:p text:style-name="P4">Try to identify if there is a publicly consumable API and find any possible service composition, such as hotels and ski tours, hotels and music concerts, etc.</text:p>
      <text:p text:style-name="P17"><text:a xlink:type="simple" xlink:href="http://developers.outdooractive.com/API-Reference/Data-Access/Data-API.html">http://developers.outdooractive.com/API-Reference/Data-Access/Data-API.html</text:a></text:p>
      <text:p text:style-name="P17">Google Maps API</text:p>
      <text:p text:style-name="P3"/>
      <text:p text:style-name="P3"><text:soft-page-break/></text:p>
      <text:h text:style-name="P12" text:outline-level="1">Technologies</text:h>
      <text:p text:style-name="P2">Which technologies, programming languages and IDEs do you prefer?</text:p>
      <text:p text:style-name="P18">Node.js</text:p>
      <text:p text:style-name="P20">Eclip<text:span text:style-name="T4">s</text:span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3.323cm" fo:margin-left="2.54cm" fo:margin-right="2.54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16</meta:editing-cycles>
    <meta:creation-date>2013-03-12T10:41:00</meta:creation-date>
    <dc:date>2015-10-19T17:08:55.360240260</dc:date>
    <meta:editing-duration>PT13M12S</meta:editing-duration>
    <meta:generator>LibreOffice/4.2.8.2$Linux_X86_64 LibreOffice_project/420m0$Build-2</meta:generator>
    <dc:creator>Raphael </dc:creator>
    <meta:document-statistic meta:table-count="0" meta:image-count="1" meta:object-count="0" meta:page-count="2" meta:paragraph-count="20" meta:word-count="113" meta:character-count="902" meta:non-whitespace-character-count="7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